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BlocksTimeline" style:family="table">
      <style:table-properties style:width="17.013cm" fo:margin-left="0cm" table:align="left" style:shadow="none"/>
    </style:style>
    <style:style style:name="BlocksTimeline.A" style:family="table-column">
      <style:table-column-properties style:column-width="1.951cm"/>
    </style:style>
    <style:style style:name="BlocksTimeline.B" style:family="table-column">
      <style:table-column-properties style:column-width="0.3cm"/>
    </style:style>
    <style:style style:name="BlocksTimeline.C" style:family="table-column">
      <style:table-column-properties style:column-width="14.762cm"/>
    </style:style>
    <style:style style:name="BlocksTimeline.A1" style:family="table-cell">
      <style:table-cell-properties fo:padding="0.097cm" fo:border="none"/>
    </style:style>
    <style:style style:name="BlocksTimeline.A3" style:family="table-cell">
      <style:table-cell-properties fo:background-color="#eeeee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BlocksTimeline.B3" style:family="table-cell">
      <style:table-cell-properties fo:background-color="#3465a4" fo:padding="0.097cm" fo:border-left="none" fo:border-right="none" fo:border-top="0.05pt solid #000000" fo:border-bottom="0.05pt solid #000000">
        <style:background-image/>
      </style:table-cell-properties>
    </style:style>
    <style:style style:name="BlocksTimeline.C3" style:family="table-cell">
      <style:table-cell-properties fo:background-color="#eeeee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BlocksTimeline.A4" style:family="table-cell">
      <style:table-cell-properties fo:background-color="transparent" fo:padding="0.097cm" fo:border="none">
        <style:background-image/>
      </style:table-cell-properties>
    </style:style>
    <style:style style:name="BlocksTimeline.B6" style:family="table-cell">
      <style:table-cell-properties fo:background-color="#73d216" fo:padding="0.097cm" fo:border-left="none" fo:border-right="none" fo:border-top="0.05pt solid #000000" fo:border-bottom="0.05pt solid #000000">
        <style:background-image/>
      </style:table-cell-properties>
    </style:style>
    <style:style style:name="BlocksTimeline.B9" style:family="table-cell">
      <style:table-cell-properties fo:background-color="#cc0000" fo:padding="0.097cm" fo:border-left="none" fo:border-right="none" fo:border-top="0.05pt solid #000000" fo:border-bottom="0.05pt solid #000000">
        <style:background-image/>
      </style:table-cell-properties>
    </style:style>
    <style:style style:name="BlocksTimeline.A12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BlocksTimeline.B12" style:family="table-cell">
      <style:table-cell-properties fo:background-color="#edd400" fo:padding="0.097cm" fo:border-left="none" fo:border-right="none" fo:border-top="0.05pt solid #000000" fo:border-bottom="0.05pt solid #000000">
        <style:background-image/>
      </style:table-cell-properties>
    </style:style>
    <style:style style:name="BlocksTimeline.C12" style:family="table-cell">
      <style:table-cell-properties fo:background-color="#d3d7c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BlocksTimeline.B15" style:family="table-cell">
      <style:table-cell-properties fo:background-color="#888a85" fo:padding="0.097cm" fo:border-left="none" fo:border-right="none" fo:border-top="0.05pt solid #000000" fo:border-bottom="0.05pt solid #000000">
        <style:background-image/>
      </style:table-cell-properties>
    </style:style>
    <style:style style:name="P1" style:family="paragraph" style:parent-style-name="Footer">
      <style:text-properties officeooo:rsid="000a3f98" officeooo:paragraph-rsid="000a3f98"/>
    </style:style>
    <style:style style:name="P2" style:family="paragraph" style:parent-style-name="Standard">
      <style:paragraph-properties fo:margin-left="1cm" fo:margin-right="1cm" fo:text-align="center" style:justify-single-word="false" fo:text-indent="0cm" style:auto-text-indent="false"/>
      <style:text-properties style:font-name="Open Sans" fo:font-size="20pt" style:font-size-asian="20pt" style:font-size-complex="20pt"/>
    </style:style>
    <style:style style:name="P3" style:family="paragraph" style:parent-style-name="Standard">
      <style:paragraph-properties fo:margin-left="1cm" fo:margin-right="1cm" fo:text-align="center" style:justify-single-word="false" fo:text-indent="0cm" style:auto-text-indent="false"/>
      <style:text-properties style:font-name="Open Sans" fo:font-size="15pt" officeooo:rsid="00042cbf" officeooo:paragraph-rsid="00042cbf" style:font-size-asian="14.3000001907349pt" style:font-size-complex="16.3500003814697pt"/>
    </style:style>
    <style:style style:name="P4" style:family="paragraph" style:parent-style-name="Standard">
      <style:paragraph-properties fo:margin-left="1cm" fo:margin-right="1cm" fo:text-align="center" style:justify-single-word="false" fo:text-indent="0cm" style:auto-text-indent="false"/>
      <style:text-properties style:font-name="Open Sans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Open Sans" fo:font-size="12pt" officeooo:rsid="00042cbf" officeooo:paragraph-rsid="00144642" style:font-size-asian="11.4499998092651pt" style:font-size-complex="13.0500001907349pt"/>
    </style:style>
    <style:style style:name="P6" style:family="paragraph" style:parent-style-name="Table_20_Contents">
      <style:paragraph-properties fo:text-align="start" style:justify-single-word="false"/>
      <style:text-properties style:font-name="Open Sans" fo:font-size="12pt" style:font-size-asian="11.4499998092651pt" style:font-size-complex="13.0500001907349pt"/>
    </style:style>
    <style:style style:name="P7" style:family="paragraph" style:parent-style-name="Table_20_Contents">
      <style:paragraph-properties fo:text-align="start" style:justify-single-word="false"/>
      <style:text-properties style:font-name="Open Sans" fo:font-size="12pt" fo:font-weight="bold" style:font-size-asian="11.4499998092651pt" style:font-weight-asian="bold" style:font-size-complex="13.050000190734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Open Sans" fo:font-size="12pt" fo:font-weight="bold" officeooo:paragraph-rsid="001b78bf" style:font-size-asian="11.4499998092651pt" style:font-weight-asian="bold" style:font-size-complex="13.050000190734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Open Sans" fo:font-size="12pt" fo:font-weight="bold" officeooo:paragraph-rsid="001ddc90" style:font-size-asian="11.4499998092651pt" style:font-weight-asian="bold" style:font-size-complex="13.0500001907349pt" style:font-weight-complex="bold"/>
    </style:style>
    <style:style style:name="P10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weight="normal" officeooo:paragraph-rsid="001b78bf" style:font-size-asian="10pt" style:font-weight-asian="normal" style:font-size-complex="10pt" style:font-weight-complex="normal"/>
    </style:style>
    <style:style style:name="P12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weight="normal" officeooo:paragraph-rsid="001ddc90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paragraph-rsid="001ddc90" style:font-size-asian="15pt" style:font-size-complex="15pt"/>
    </style:style>
    <style:style style:name="P14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Open Sans" fo:font-size="15pt" officeooo:paragraph-rsid="001ddc90" style:font-size-asian="15pt" style:font-size-complex="15pt"/>
    </style:style>
    <style:style style:name="P15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paragraph-rsid="001b78bf" style:font-size-asian="15pt" style:font-size-complex="15pt"/>
    </style:style>
    <style:style style:name="P16" style:family="paragraph" style:parent-style-name="Standard">
      <style:paragraph-properties fo:margin-left="0cm" fo:margin-right="1cm" fo:text-align="start" style:justify-single-word="false" fo:text-indent="0cm" style:auto-text-indent="false" fo:break-before="page"/>
      <style:text-properties style:font-name="Open Sans" fo:font-size="15pt" fo:font-weight="bold" officeooo:rsid="001f8ed9" officeooo:paragraph-rsid="001f8ed9" style:font-size-asian="15pt" style:font-weight-asian="bold" style:font-size-complex="15pt" style:font-weight-complex="bold"/>
    </style:style>
    <style:style style:name="P17" style:family="paragraph" style:parent-style-name="Standard">
      <style:paragraph-properties fo:margin-left="0cm" fo:margin-right="1cm" fo:text-align="start" style:justify-single-word="false" fo:text-indent="0cm" style:auto-text-indent="false"/>
      <style:text-properties style:font-name="Open Sans" fo:font-size="12pt" officeooo:rsid="001f8ed9" officeooo:paragraph-rsid="001f8ed9" style:font-size-asian="11.4499998092651pt" style:font-size-complex="13.0500001907349pt"/>
    </style:style>
    <style:style style:name="P18" style:family="paragraph" style:parent-style-name="Standard">
      <style:paragraph-properties fo:margin-left="0cm" fo:margin-right="1cm" fo:text-align="start" style:justify-single-word="false" fo:text-indent="0cm" style:auto-text-indent="false"/>
      <style:text-properties officeooo:paragraph-rsid="00144642"/>
    </style:style>
    <style:style style:name="P19" style:family="paragraph" style:parent-style-name="Table_20_Contents">
      <style:paragraph-properties fo:text-align="start" style:justify-single-word="false"/>
      <style:text-properties style:font-name="Open Sans" fo:font-size="12pt" officeooo:rsid="001ddc90" officeooo:paragraph-rsid="001ddc90" style:font-size-asian="11.4499998092651pt" style:font-size-complex="13.0500001907349pt"/>
    </style:style>
    <style:style style:name="P20" style:family="paragraph" style:parent-style-name="Table_20_Contents">
      <style:paragraph-properties fo:text-align="start" style:justify-single-word="false"/>
      <style:text-properties style:font-name="Open Sans" fo:font-size="12pt" officeooo:rsid="001ddc90" officeooo:paragraph-rsid="001ede60" style:font-size-asian="11.4499998092651pt" style:font-size-complex="13.0500001907349pt"/>
    </style:style>
    <style:style style:name="P21" style:family="paragraph" style:parent-style-name="Table_20_Contents">
      <style:paragraph-properties fo:text-align="start" style:justify-single-word="false"/>
      <style:text-properties style:font-name="Open Sans" fo:font-size="12pt" officeooo:rsid="001ddc90" officeooo:paragraph-rsid="0021486b" style:font-size-asian="11.4499998092651pt" style:font-size-complex="13.0500001907349pt"/>
    </style:style>
    <style:style style:name="P22" style:family="paragraph" style:parent-style-name="Table_20_Contents">
      <style:paragraph-properties fo:text-align="start" style:justify-single-word="false"/>
      <style:text-properties style:font-name="Open Sans" fo:font-size="12pt" officeooo:paragraph-rsid="0021486b" style:font-size-asian="11.4499998092651pt" style:font-size-complex="13.0500001907349pt"/>
    </style:style>
    <style:style style:name="P23" style:family="paragraph" style:parent-style-name="Table_20_Contents">
      <style:paragraph-properties fo:text-align="start" style:justify-single-word="false"/>
      <style:text-properties style:font-name="Open Sans" fo:font-size="12pt" officeooo:paragraph-rsid="00215b1b" style:font-size-asian="11.4499998092651pt" style:font-size-complex="13.0500001907349pt"/>
    </style:style>
    <style:style style:name="P24" style:family="paragraph" style:parent-style-name="Table_20_Contents">
      <style:paragraph-properties fo:text-align="start" style:justify-single-word="false"/>
      <style:text-properties style:font-name="Open Sans" fo:font-size="12pt" officeooo:rsid="0021486b" officeooo:paragraph-rsid="0021486b" style:font-size-asian="11.4499998092651pt" style:font-size-complex="13.0500001907349pt"/>
    </style:style>
    <style:style style:name="P25" style:family="paragraph" style:parent-style-name="Table_20_Contents">
      <style:paragraph-properties fo:text-align="start" style:justify-single-word="false"/>
      <style:text-properties style:font-name="Open Sans" fo:font-size="12pt" fo:font-weight="bold" officeooo:paragraph-rsid="001ede60" style:font-size-asian="11.4499998092651pt" style:font-weight-asian="bold" style:font-size-complex="13.050000190734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Open Sans" fo:font-size="12pt" fo:font-weight="bold" officeooo:paragraph-rsid="0021486b" style:font-size-asian="11.4499998092651pt" style:font-weight-asian="bold" style:font-size-complex="13.050000190734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Open Sans" fo:font-size="12pt" fo:font-weight="bold" officeooo:paragraph-rsid="00215b1b" style:font-size-asian="11.4499998092651pt" style:font-weight-asian="bold" style:font-size-complex="13.050000190734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Open Sans" fo:font-size="12pt" fo:font-style="italic" fo:font-weight="bold" officeooo:paragraph-rsid="001ddc90" style:font-size-asian="11.4499998092651pt" style:font-style-asian="italic" style:font-weight-asian="bold" style:font-size-complex="13.0500001907349pt" style:font-style-complex="italic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Open Sans" fo:font-size="2pt" style:font-size-asian="1.89999997615814pt" style:font-size-complex="2.15000009536743pt"/>
    </style:style>
    <style:style style:name="P30" style:family="paragraph" style:parent-style-name="Table_20_Contents">
      <style:paragraph-properties fo:text-align="start" style:justify-single-word="false"/>
      <style:text-properties style:font-name="Open Sans" fo:font-size="2pt" officeooo:rsid="001ddc90" officeooo:paragraph-rsid="001ddc90" style:font-size-asian="1.89999997615814pt" style:font-size-complex="2.15000009536743pt"/>
    </style:style>
    <style:style style:name="P31" style:family="paragraph" style:parent-style-name="Table_20_Contents">
      <style:paragraph-properties fo:text-align="start" style:justify-single-word="false"/>
      <style:text-properties style:font-name="Open Sans" fo:font-size="2pt" officeooo:rsid="001ddc90" officeooo:paragraph-rsid="001ede60" style:font-size-asian="1.89999997615814pt" style:font-size-complex="2.15000009536743pt"/>
    </style:style>
    <style:style style:name="P32" style:family="paragraph" style:parent-style-name="Table_20_Contents">
      <style:paragraph-properties fo:text-align="justify" style:justify-single-word="false"/>
      <style:text-properties style:text-position="0% 100%" style:font-name="Open Sans" fo:font-size="12pt" officeooo:rsid="0021486b" officeooo:paragraph-rsid="0021486b" style:font-size-asian="11.4499998092651pt" style:font-size-complex="13.0500001907349pt"/>
    </style:style>
    <style:style style:name="P33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Open Sans" fo:font-size="15pt" officeooo:paragraph-rsid="001ede60" style:font-size-asian="15pt" style:font-size-complex="15pt"/>
    </style:style>
    <style:style style:name="P34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paragraph-rsid="0021486b" style:font-size-asian="15pt" style:font-size-complex="15pt"/>
    </style:style>
    <style:style style:name="P35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Open Sans" fo:font-size="15pt" officeooo:paragraph-rsid="0021486b" style:font-size-asian="15pt" style:font-size-complex="15pt"/>
    </style:style>
    <style:style style:name="P36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rsid="0023bd26" officeooo:paragraph-rsid="0023bd26" style:font-size-asian="15pt" style:font-size-complex="15pt"/>
    </style:style>
    <style:style style:name="P37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fo:color="#888a85" style:font-name="Open Sans" fo:font-size="15pt" officeooo:paragraph-rsid="0023bd26" style:font-size-asian="15pt" style:font-size-complex="15pt"/>
    </style:style>
    <style:style style:name="P38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fo:color="#888a85" style:font-name="Open Sans" fo:font-size="15pt" officeooo:paragraph-rsid="0023bd26" style:font-size-asian="15pt" style:font-size-complex="15pt"/>
    </style:style>
    <style:style style:name="P39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888a85" style:font-name="Open Sans" fo:font-size="15pt" fo:font-style="normal" officeooo:rsid="001f8ed9" officeooo:paragraph-rsid="0023bd26" style:font-size-asian="15pt" style:font-style-asian="normal" style:font-size-complex="15pt" style:font-style-complex="normal"/>
    </style:style>
    <style:style style:name="P40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weight="normal" officeooo:paragraph-rsid="001ede60" style:font-size-asian="10pt" style:font-weight-asian="normal" style:font-size-complex="10pt" style:font-weight-complex="normal"/>
    </style:style>
    <style:style style:name="P41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weight="normal" officeooo:paragraph-rsid="0021486b" style:font-size-asian="10pt" style:font-weight-asian="normal" style:font-size-complex="10pt" style:font-weight-complex="normal"/>
    </style:style>
    <style:style style:name="P42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weight="normal" officeooo:paragraph-rsid="00215b1b" style:font-size-asian="10pt" style:font-weight-asian="normal" style:font-size-complex="10pt" style:font-weight-complex="normal"/>
    </style:style>
    <style:style style:name="P43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style="italic" fo:font-weight="normal" officeooo:paragraph-rsid="001ddc90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weight="bold" officeooo:rsid="0005f315" style:font-weight-asian="bold" style:font-weight-complex="bold"/>
    </style:style>
    <style:style style:name="T2" style:family="text">
      <style:text-properties officeooo:rsid="001b4e15"/>
    </style:style>
    <style:style style:name="T3" style:family="text">
      <style:text-properties officeooo:rsid="001ede60"/>
    </style:style>
    <style:style style:name="T4" style:family="text">
      <style:text-properties officeooo:rsid="00215b1b"/>
    </style:style>
    <style:style style:name="T5" style:family="text">
      <style:text-properties fo:color="#888a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"><text:text-input text:description="">{{ workshop.Workshop }}</text:text-input></text:span><text:text-input text:description=""/></text:p>
      <text:p text:style-name="P2"/>
      <text:p text:style-name="P3">by</text:p>
      <text:p text:style-name="P3"/>
      <text:p text:style-name="P3"/>
      <text:p text:style-name="P3"><text:text-input text:description="">{{ workshop.Author }}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5"><text:text-input text:description="">{{ workshop.Description }}</text:text-input></text:p>
      <text:p text:style-name="P16">Workshop schedule:</text:p>
      <text:p text:style-name="P17"/>
      <table:table table:name="BlocksTimeline" table:style-name="BlocksTimeline">
        <table:table-column table:style-name="BlocksTimeline.A"/>
        <table:table-column table:style-name="BlocksTimeline.B"/>
        <table:table-column table:style-name="BlocksTimeline.C"/>
        <table:table-row>
          <table:table-cell table:style-name="BlocksTimeline.A1" table:number-columns-spanned="3" office:value-type="string">
            <text:p text:style-name="P6"><text:text-input text:description="">{% for block in blocks %}</text:text-input></text:p>
          </table:table-cell>
          <table:covered-table-cell/>
          <table:covered-table-cell/>
        </table:table-row>
        <table:table-row>
          <table:table-cell table:style-name="BlocksTimeline.A1" table:number-columns-spanned="3" office:value-type="string">
            <text:p text:style-name="P6"><text:text-input text:description="">{% if block.Type == 'theory' %}</text:text-input></text:p>
          </table:table-cell>
          <table:covered-table-cell/>
          <table:covered-table-cell/>
        </table:table-row>
        <table:table-row>
          <table:table-cell table:style-name="BlocksTimeline.A3" office:value-type="string">
            <text:p text:style-name="P39"><text:text-input text:description="">{{ block.Length }}</text:text-input><text:span text:style-name="T2">'</text:span></text:p>
          </table:table-cell>
          <table:table-cell table:style-name="BlocksTimeline.B3" office:value-type="string">
            <text:p text:style-name="P36"/>
          </table:table-cell>
          <table:table-cell table:style-name="BlocksTimeline.C3" office:value-type="string">
            <text:p text:style-name="P7"><text:text-input text:description="">{{ block.Title }}</text:text-input></text:p>
            <text:p text:style-name="P10"><text:text-input text:description="">{{ block.Description }}</text:text-input></text:p>
          </table:table-cell>
        </table:table-row>
        <table:table-row>
          <table:table-cell table:style-name="BlocksTimeline.A4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BlocksTimeline.A4" table:number-columns-spanned="3" office:value-type="string">
            <text:p text:style-name="P6"><text:text-input text:description="">{% elif block.Type == 'exercise' %}</text:text-input></text:p>
          </table:table-cell>
          <table:covered-table-cell/>
          <table:covered-table-cell/>
        </table:table-row>
        <table:table-row>
          <table:table-cell table:style-name="BlocksTimeline.A3" office:value-type="string">
            <text:p text:style-name="P37"><text:text-input text:description="">{{ block.Length }}</text:text-input><text:span text:style-name="T2">'</text:span></text:p>
          </table:table-cell>
          <table:table-cell table:style-name="BlocksTimeline.B6" office:value-type="string">
            <text:p text:style-name="P15"/>
          </table:table-cell>
          <table:table-cell table:style-name="BlocksTimeline.C3" office:value-type="string">
            <text:p text:style-name="P8"><text:text-input text:description="">{{ block.Title }}</text:text-input></text:p>
            <text:p text:style-name="P11"><text:text-input text:description="">{{ block.Description }}</text:text-input></text:p>
          </table:table-cell>
        </table:table-row>
        <table:table-row>
          <table:table-cell table:style-name="BlocksTimeline.A4" table:number-columns-spanned="3" office:value-type="string">
            <text:p text:style-name="P30"/>
          </table:table-cell>
          <table:covered-table-cell/>
          <table:covered-table-cell/>
        </table:table-row>
        <table:table-row>
          <table:table-cell table:style-name="BlocksTimeline.A4" table:number-columns-spanned="3" office:value-type="string">
            <text:p text:style-name="P19"><text:text-input text:description="">{% elif block.Type == 'discussion' %}</text:text-input></text:p>
          </table:table-cell>
          <table:covered-table-cell/>
          <table:covered-table-cell/>
        </table:table-row>
        <table:table-row>
          <table:table-cell table:style-name="BlocksTimeline.A3" office:value-type="string">
            <text:p text:style-name="P37"><text:text-input text:description="">{{ block.Length }}</text:text-input><text:span text:style-name="T2">'</text:span></text:p>
          </table:table-cell>
          <table:table-cell table:style-name="BlocksTimeline.B9" office:value-type="string">
            <text:p text:style-name="P13"/>
          </table:table-cell>
          <table:table-cell table:style-name="BlocksTimeline.C3" office:value-type="string">
            <text:p text:style-name="P9"><text:text-input text:description="">{{ block.Title }}</text:text-input></text:p>
            <text:p text:style-name="P12"><text:text-input text:description="">{{ block.Description }}</text:text-input></text:p>
          </table:table-cell>
        </table:table-row>
        <table:table-row>
          <table:table-cell table:style-name="BlocksTimeline.A4" table:number-columns-spanned="3" office:value-type="string">
            <text:p text:style-name="P30"/>
          </table:table-cell>
          <table:covered-table-cell/>
          <table:covered-table-cell/>
        </table:table-row>
        <table:table-row>
          <table:table-cell table:style-name="BlocksTimeline.A4" table:number-columns-spanned="3" office:value-type="string">
            <text:p text:style-name="P19"><text:text-input text:description="">{% elif block.Type == 'break' %}</text:text-input></text:p>
          </table:table-cell>
          <table:covered-table-cell/>
          <table:covered-table-cell/>
        </table:table-row>
        <table:table-row>
          <table:table-cell table:style-name="BlocksTimeline.A12" office:value-type="string">
            <text:p text:style-name="P38"><text:text-input text:description="">{{ block.Length }}</text:text-input><text:span text:style-name="T2">'</text:span></text:p>
          </table:table-cell>
          <table:table-cell table:style-name="BlocksTimeline.B12" office:value-type="string">
            <text:p text:style-name="P14"/>
          </table:table-cell>
          <table:table-cell table:style-name="BlocksTimeline.C12" office:value-type="string">
            <text:p text:style-name="P28"><text:text-input text:description="">{{ block.Title }}</text:text-input></text:p>
            <text:p text:style-name="P43"><text:text-input text:description="">{{ block.Description }}</text:text-input></text:p>
          </table:table-cell>
        </table:table-row>
        <table:table-row>
          <table:table-cell table:style-name="BlocksTimeline.A4" table:number-columns-spanned="3" office:value-type="string">
            <text:p text:style-name="P31"/>
          </table:table-cell>
          <table:covered-table-cell/>
          <table:covered-table-cell/>
        </table:table-row>
        <table:table-row>
          <table:table-cell table:style-name="BlocksTimeline.A4" table:number-columns-spanned="3" office:value-type="string">
            <text:p text:style-name="P20"><text:span text:style-name="T3"><text:text-input text:description="">{% else %}</text:text-input></text:span></text:p>
          </table:table-cell>
          <table:covered-table-cell/>
          <table:covered-table-cell/>
        </table:table-row>
        <table:table-row>
          <table:table-cell table:style-name="BlocksTimeline.A3" office:value-type="string">
            <text:p text:style-name="P38"><text:text-input text:description="">{{ block.Length }}</text:text-input><text:span text:style-name="T2">'</text:span></text:p>
          </table:table-cell>
          <table:table-cell table:style-name="BlocksTimeline.B15" office:value-type="string">
            <text:p text:style-name="P33"/>
          </table:table-cell>
          <table:table-cell table:style-name="BlocksTimeline.C3" office:value-type="string">
            <text:p text:style-name="P25"><text:text-input text:description="">{{ block.Title }}</text:text-input></text:p>
            <text:p text:style-name="P40"><text:text-input text:description="">{{ block.Description }}</text:text-input></text:p>
          </table:table-cell>
        </table:table-row>
        <table:table-row>
          <table:table-cell table:style-name="BlocksTimeline.A1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BlocksTimeline.A1" table:number-columns-spanned="3" office:value-type="string">
            <text:p text:style-name="P6"><text:text-input text:description="">{% endif %}</text:text-input></text:p>
          </table:table-cell>
          <table:covered-table-cell/>
          <table:covered-table-cell/>
        </table:table-row>
        <table:table-row>
          <table:table-cell table:style-name="BlocksTimeline.A1" table:number-columns-spanned="3" office:value-type="string">
            <text:p text:style-name="P6"><text:text-input text:description="">{% endfor %}</text:text-input></text:p>
          </table:table-cell>
          <table:covered-table-cell/>
          <table:covered-table-cell/>
        </table:table-row>
      </table:table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3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3f98" officeooo:paragraph-rsid="000a3f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0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0:27:18.743445497</meta:creation-date>
    <dc:title>Standard-Text</dc:title>
    <meta:editing-duration>PT1H16M19S</meta:editing-duration>
    <meta:editing-cycles>41</meta:editing-cycles>
    <meta:generator>LibreOffice/6.0.6.2$Linux_X86_64 LibreOffice_project/00m0$Build-2</meta:generator>
    <meta:initial-creator>Manuel Senfft</meta:initial-creator>
    <dc:date>2018-09-04T13:38:08.630210129</dc:date>
    <dc:creator>Manuel Senfft</dc:creator>
    <meta:document-statistic meta:table-count="1" meta:image-count="0" meta:object-count="0" meta:page-count="3" meta:paragraph-count="29" meta:word-count="159" meta:character-count="642" meta:non-whitespace-character-count="571"/>
    <meta:template xlink:type="simple" xlink:actuate="onRequest" xlink:title="Standard-Text" xlink:href="file:///home/manu/.config/libreoffice/4/user/template/Standard-Text.ott" meta:date="2018-09-04T10:27:18.005858391"/>
  </office:meta>
</office:document-meta>
</file>